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b" fo:country="NO" officeooo:rsid="0006840c" officeooo:paragraph-rsid="0006840c"/>
    </style:style>
    <style:style style:name="P2" style:family="paragraph" style:parent-style-name="Standard">
      <style:text-properties fo:font-size="11pt" fo:language="nb" fo:country="NO" officeooo:rsid="0006840c" officeooo:paragraph-rsid="0006840c" style:font-size-asian="11pt" style:font-size-complex="11pt"/>
    </style:style>
    <style:style style:name="P3" style:family="paragraph" style:parent-style-name="Subtitle">
      <style:text-properties fo:font-size="11pt" fo:language="nb" fo:country="NO" style:font-size-asian="11pt" style:font-size-complex="11pt"/>
    </style:style>
    <style:style style:name="P4" style:family="paragraph" style:parent-style-name="Standard">
      <style:text-properties fo:font-size="12pt" fo:language="nb" fo:country="NO" officeooo:rsid="00094e46" officeooo:paragraph-rsid="00094e46" style:font-size-asian="12pt" style:font-size-complex="12pt"/>
    </style:style>
    <style:style style:name="P5" style:family="paragraph" style:parent-style-name="Standard">
      <style:text-properties fo:font-size="12pt" fo:language="nb" fo:country="NO" officeooo:rsid="000a586c" officeooo:paragraph-rsid="000a586c" style:font-size-asian="12pt" style:font-size-complex="12pt"/>
    </style:style>
    <style:style style:name="P6" style:family="paragraph" style:parent-style-name="Text_20_body">
      <style:text-properties fo:font-size="15pt" fo:language="nb" fo:country="NO" style:font-size-asian="15pt" style:font-size-complex="15pt"/>
    </style:style>
    <style:style style:name="P7" style:family="paragraph" style:parent-style-name="Subtitle">
      <style:text-properties fo:font-size="15pt" fo:language="nb" fo:country="NO" style:font-size-asian="15pt" style:font-size-complex="15pt"/>
    </style:style>
    <style:style style:name="P8" style:family="paragraph" style:parent-style-name="Title">
      <style:text-properties fo:language="nb" fo:country="NO" officeooo:rsid="00086d4c" officeooo:paragraph-rsid="00086d4c"/>
    </style:style>
    <style:style style:name="T1" style:family="text">
      <style:text-properties officeooo:rsid="00086d4c"/>
    </style:style>
    <style:style style:name="T2" style:family="text">
      <style:text-properties officeooo:rsid="000a586c"/>
    </style:style>
    <style:style style:name="T3" style:family="text">
      <style:text-properties officeooo:rsid="000a60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orsikringsRedigering</text:p>
      <text:p text:style-name="P2"/>
      <text:p text:style-name="P3">Beskrivelse av Flytskjemaet @<text:span text:style-name="T1">InsuranceEdit</text:span>.no.png</text:p>
      <text:p text:style-name="P1"/>
      <text:p text:style-name="P7">!! kladd til revidering !!</text:p>
      <text:p text:style-name="P6"/>
      <text:p text:style-name="P4">Dette dokumentet tar for seg forsikringsredigering fra tabell. Det finnes knapper med tradisjonelle knappelyttere for denne prosessen, men de blir ikke beskrevet her.</text:p>
      <text:p text:style-name="P4"/>
      <text:p text:style-name="P4">Tabeller er <text:span text:style-name="T3">et</text:span> sentral<text:span text:style-name="T3">t</text:span> komponent i applikasjonen, og brukes til all listevisning av objekter. Det er opprettet en <text:span text:style-name="T3">abstrakt </text:span>generisk Tabell klasse som er modellert slik at den kan utvides med konkrete tabell definisjoner. En av disse definisjonene er subklassen InsuranceTable (Forsikringstabell)</text:p>
      <text:p text:style-name="P4"/>
      <text:p text:style-name="P4">Alle subtabeller av <text:span text:style-name="T3">T</text:span>abell klassen vil få tre «inject» metoder for definering av lambda uttrykk, som igjen beskriver en event prosess. Disse metodene er; «rediger», «vis» og «dobbeltklikk». Vanligvis er dobbeltklikk linket direkte til «vis» metoden. Rediger <text:span text:style-name="T3">eventet</text:span> aksesseres via høyreklikk og valg av rediger i kontekstmenyen (den lille menyen som dukker opp).</text:p>
      <text:p text:style-name="P4"/>
      <text:p text:style-name="P4"><text:span text:style-name="T3">I alle tabeller</text:span> <text:span text:style-name="T3">initsialiseringer</text:span> defineres implisitt hvilke type tabellen skal vise. Hvert av disse <text:span text:style-name="T3">objektene</text:span> i vil bli knyttet opp med de overnevnte event prosessene igjennom JavaFx TabelViews «selectionModel». Det muligjør et godt gjennbruk av tabell klassen og lytterene til alle de tre (og fler ved behov) hovedtypene <text:span text:style-name="T3">(Person, Forsikring og Skade)</text:span></text:p>
      <text:p text:style-name="P4"/>
      <text:p text:style-name="P4"><text:tab/>Rediger lytterene som dette dokumentet tar for seg er i alle forsikringstabeller knyttet opp med <text:span text:style-name="T2">forsikringskontroller (InsuranceController)</text:span> klassen. Til denne klassen sendes det konkrete forsikringsobjektet (takket være TabelViews selectionModel).</text:p>
      <text:p text:style-name="P4"/>
      <text:p text:style-name="P5">Når forsikringen har nådd for forsikringskontrollerens statiske «edit» metode, vil den derfra rutes i riktig retning basert på metodekallet «identify» (noe alle modeller er påkrevet å ha implementert).</text:p>
      <text:p text:style-name="P5"/>
      <text:p text:style-name="P5">Forsikringsklassen oppretter nå et forsikringsadapter (InsuranceAdatper) i «redigerings modus» (editMode), og gangen <text:span text:style-name="T3">videre er</text:span> ganske <text:span text:style-name="T3">lik</text:span> en «Objekt uavhengig operasj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9:27:52.639858190</meta:creation-date>
    <dc:date>2015-05-18T21:05:42.040026361</dc:date>
    <meta:editing-duration>PT23M27S</meta:editing-duration>
    <meta:editing-cycles>5</meta:editing-cycles>
    <meta:generator>LibreOffice/4.4.3.2$Linux_X86_64 LibreOffice_project/40m0$Build-2</meta:generator>
    <meta:print-date>2015-05-18T19:52:42.476812383</meta:print-date>
    <meta:document-statistic meta:table-count="0" meta:image-count="0" meta:object-count="0" meta:page-count="1" meta:paragraph-count="10" meta:word-count="257" meta:character-count="1891" meta:non-whitespace-character-count="1643"/>
  </office:meta>
</office:document-meta>
</file>